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96834" officeooo:paragraph-rsid="00196834" style:font-size-asian="12.25pt" style:font-style-asian="normal" style:font-weight-asian="bold" style:font-size-complex="14pt" style:font-style-complex="normal"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officeooo:rsid="001b5000" officeooo:paragraph-rsid="001b5000" style:font-size-asian="10.5pt" style:font-style-asian="normal" style:font-weight-asian="normal" style:font-size-complex="12pt" style:font-style-complex="normal" style:font-weight-complex="normal"/>
    </style:style>
    <style:style style:name="T1" style:family="text">
      <style:text-properties officeooo:rsid="001c94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Face Request Cover Letter</text:p>
      <text:p text:style-name="P1"/>
      <text:p text:style-name="P2">This letter is a cover letter to formally request the SCFace Facial Recognition Database for use in my <text:span text:style-name="T1">research project</text:span>, “Using Facial Recognition to Gather Social Media Intelligence”. The project deals with searching a social networking service to gather information about a person of interest given a photo of that person’s face. Rather than test the application I have developed against live data, I have chosen to generate test cases to search against. The SCFace database would be helpful in generating these test cases, particularly since the images are taken from security cameras. The project should have real-life applications for the intelligence services, who may have access to security camera footage making this comparison extremely useful. The IR images are also of interest when testing, as comparing full-colour images to IR images may extend the scope of the project.</text:p>
      <text:p text:style-name="P2"/>
      <text:p text:style-name="P2">The data set will be used in accordance with the conditions set out on your website, and will be properly referenced in my the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5:45:46.251427964</meta:creation-date>
    <dc:date>2018-03-26T12:46:26.944447383</dc:date>
    <meta:editing-duration>PT6M44S</meta:editing-duration>
    <meta:editing-cycles>2</meta:editing-cycles>
    <meta:generator>LibreOffice/5.2.7.2$Linux_X86_64 LibreOffice_project/20m0$Build-2</meta:generator>
    <meta:document-statistic meta:table-count="0" meta:image-count="0" meta:object-count="0" meta:page-count="1" meta:paragraph-count="3" meta:word-count="167" meta:character-count="1043" meta:non-whitespace-character-count="878"/>
  </office:meta>
</office:document-meta>
</file>